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799in"/>
    </style:style>
    <style:style style:name="co4" style:family="table-column">
      <style:table-column-properties fo:break-before="auto" style:column-width="1.8756in"/>
    </style:style>
    <style:style style:name="co5" style:family="table-column">
      <style:table-column-properties fo:break-before="auto" style:column-width="1.2972in"/>
    </style:style>
    <style:style style:name="co6" style:family="table-column">
      <style:table-column-properties fo:break-before="auto" style:column-width="1.2008in"/>
    </style:style>
    <style:style style:name="co7" style:family="table-column">
      <style:table-column-properties fo:break-before="auto" style:column-width="1.2756in"/>
    </style:style>
    <style:style style:name="co8" style:family="table-column">
      <style:table-column-properties fo:break-before="auto" style:column-width="1.0398in"/>
    </style:style>
    <style:style style:name="co9" style:family="table-column">
      <style:table-column-properties fo:break-before="auto" style:column-width="1.5327in"/>
    </style:style>
    <style:style style:name="co10" style:family="table-column">
      <style:table-column-properties fo:break-before="auto" style:column-width="0.8035in"/>
    </style:style>
    <style:style style:name="co11" style:family="table-column">
      <style:table-column-properties fo:break-before="auto" style:column-width="3.2819in"/>
    </style:style>
    <style:style style:name="co12" style:family="table-column">
      <style:table-column-properties fo:break-before="auto" style:column-width="7.4882in"/>
    </style:style>
    <style:style style:name="co13" style:family="table-column">
      <style:table-column-properties fo:break-before="auto" style:column-width="2.6047in"/>
    </style:style>
    <style:style style:name="co14" style:family="table-column">
      <style:table-column-properties fo:break-before="auto" style:column-width="9.9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/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catalouge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 table:number-columns-repeated="2"/>
          <table:table-cell office:value-type="string" calcext:value-type="string">
            <text:p>exchange rate</text:p>
          </table:table-cell>
          <table:table-cell office:value-type="float" office:value="800" calcext:value-type="float">
            <text:p>80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/N</text:p>
          </table:table-cell>
          <table:table-cell office:value-type="string" calcext:value-type="string">
            <text:p>Code Name</text:p>
          </table:table-cell>
          <table:table-cell office:value-type="string" calcext:value-type="string">
            <text:p>Product Name</text:p>
          </table:table-cell>
          <table:table-cell office:value-type="string" calcext:value-type="string">
            <text:p>major produc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 in usd</text:p>
          </table:table-cell>
          <table:table-cell office:value-type="string" calcext:value-type="string">
            <text:p>Prices in ngn</text:p>
          </table:table-cell>
          <table:table-cell office:value-type="string" calcext:value-type="string">
            <text:p>supplier page</text:p>
          </table:table-cell>
          <table:table-cell office:value-type="string" calcext:value-type="string">
            <text:p>Imag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duino uno</text:p>
          </table:table-cell>
          <table:table-cell office:value-type="string" calcext:value-type="string">
            <text:p>Arduino Uno</text:p>
          </table:table-cell>
          <table:table-cell office:value-type="float" office:value="1" calcext:value-type="float">
            <text:p>1</text:p>
          </table:table-cell>
          <table:table-cell table:formula="of:=PRODUCT(6*[.E4])" office:value-type="float" office:value="6" calcext:value-type="float">
            <text:p>6</text:p>
          </table:table-cell>
          <table:table-cell table:formula="of:=PRODUCT([.F4]*[.$D$1])" office:value-type="float" office:value="4800" calcext:value-type="float">
            <text:p>4800</text:p>
          </table:table-cell>
          <table:table-cell table:formula="of:=HYPERLINK(&quot;https:/www.aliexpress.us/item/2251832662231412.html&quot;;&quot;EQV&quot;)" office:value-type="string" office:string-value="EQV" calcext:value-type="string">
            <text:p>EQV</text:p>
          </table:table-cell>
          <table:table-cell table:formula="of:=HYPERLINK(&quot;https://ae01.alicdn.com/kf/S1c9c4d80bbbb4571832a66afac50284b2/1Set-UNO-R3-Official-Box-ATMEGA16U2-UNO-WiFi-R3-MEGA328P-Chip-CH340G-For-Arduino-UNO-R3.jpg_50x50.jpg_.webp&quot;;&quot;click here&quot;)" office:value-type="string" office:string-value="click here" calcext:value-type="string">
            <text:p>click her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rduino uno clone</text:p>
          </table:table-cell>
          <table:table-cell office:value-type="string" calcext:value-type="string">
            <text:p>Arduino Uno Clone</text:p>
          </table:table-cell>
          <table:table-cell office:value-type="float" office:value="1" calcext:value-type="float">
            <text:p>1</text:p>
          </table:table-cell>
          <table:table-cell table:formula="of:=PRODUCT(3.69*[.E5])" office:value-type="float" office:value="3.69" calcext:value-type="float">
            <text:p>3.69</text:p>
          </table:table-cell>
          <table:table-cell table:formula="of:=PRODUCT([.F5]*[.$D$1])" office:value-type="float" office:value="2952" calcext:value-type="float">
            <text:p>2952</text:p>
          </table:table-cell>
          <table:table-cell table:formula="of:=HYPERLINK(&quot;https:/www.aliexpress.us/item/2251832662231412.html&quot;;&quot;EQV&quot;)" office:value-type="string" office:string-value="EQV" calcext:value-type="string">
            <text:p>EQV</text:p>
          </table:table-cell>
          <table:table-cell table:formula="of:=HYPERLINK(&quot;https://ae01.alicdn.com/kf/S3be2788086934ae8870e8abf8917619dm/1Set-UNO-R3-Official-Box-ATMEGA16U2-UNO-WiFi-R3-MEGA328P-Chip-CH340G-For-Arduino-UNO-R3.jpg_50x50.jpg_.webp&quot;;&quot;click here&quot;)" office:value-type="string" office:string-value="click here" calcext:value-type="string">
            <text:p>click her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Arduino Nano</text:p>
          </table:table-cell>
          <table:table-cell office:value-type="float" office:value="1" calcext:value-type="float">
            <text:p>1</text:p>
          </table:table-cell>
          <table:table-cell/>
          <table:table-cell table:formula="of:=PRODUCT([.F6]*[.$D$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Arduino <text:s/>Mega</text:p>
          </table:table-cell>
          <table:table-cell office:value-type="float" office:value="1" calcext:value-type="float">
            <text:p>1</text:p>
          </table:table-cell>
          <table:table-cell/>
          <table:table-cell table:formula="of:=PRODUCT([.F7]*[.$D$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Esp32</text:p>
          </table:table-cell>
          <table:table-cell office:value-type="float" office:value="1" calcext:value-type="float">
            <text:p>1</text:p>
          </table:table-cell>
          <table:table-cell/>
          <table:table-cell table:formula="of:=PRODUCT([.F8]*[.$D$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ESP8266</text:p>
          </table:table-cell>
          <table:table-cell office:value-type="float" office:value="1" calcext:value-type="float">
            <text:p>1</text:p>
          </table:table-cell>
          <table:table-cell/>
          <table:table-cell table:formula="of:=PRODUCT([.F9]*[.$D$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rushless Moto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PRODUCT([.F10]*[.$D$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rushless Motor Driv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PRODUCT([.F11]*[.$D$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oy Stick Modu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PRODUCT([.F12]*[.$D$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HC-05 Bluetooth <text:s/>Module</text:p>
          </table:table-cell>
          <table:table-cell office:value-type="float" office:value="1" calcext:value-type="float">
            <text:p>1</text:p>
          </table:table-cell>
          <table:table-cell/>
          <table:table-cell table:formula="of:=PRODUCT([.F13]*[.$D$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C-06 Bluetooth <text:s/>Modu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PRODUCT([.F14]*[.$D$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Ultrasonic Sensor</text:p>
          </table:table-cell>
          <table:table-cell office:value-type="float" office:value="1" calcext:value-type="float">
            <text:p>1</text:p>
          </table:table-cell>
          <table:table-cell/>
          <table:table-cell table:formula="of:=PRODUCT([.F15]*[.$D$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number-columns-repeated="2" office:value-type="string" calcext:value-type="string">
            <text:p>Atmega 328p</text:p>
          </table:table-cell>
          <table:table-cell office:value-type="float" office:value="1" calcext:value-type="float">
            <text:p>1</text:p>
          </table:table-cell>
          <table:table-cell/>
          <table:table-cell table:formula="of:=PRODUCT([.F16]*[.$D$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aspberry pi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PRODUCT([.F17]*[.$D$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number-columns-repeated="2" office:value-type="string" calcext:value-type="string">
            <text:p>16*2 LCD Display</text:p>
          </table:table-cell>
          <table:table-cell office:value-type="float" office:value="1" calcext:value-type="float">
            <text:p>1</text:p>
          </table:table-cell>
          <table:table-cell/>
          <table:table-cell table:formula="of:=PRODUCT([.F18]*[.$D$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16*1 LCD Displa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PRODUCT([.F19]*[.$D$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4*4 Keypa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PRODUCT([.F20]*[.$D$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number-columns-repeated="2" office:value-type="string" calcext:value-type="string">
            <text:p>Servo Motor</text:p>
          </table:table-cell>
          <table:table-cell office:value-type="float" office:value="1" calcext:value-type="float">
            <text:p>1</text:p>
          </table:table-cell>
          <table:table-cell/>
          <table:table-cell table:formula="of:=PRODUCT([.F21]*[.$D$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Transistor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PRODUCT([.F22]*80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RFID modu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PRODUCT([.F23]*80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IR Receiv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PRODUCT([.F24]*80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number-columns-repeated="2" office:value-type="string" calcext:value-type="string">
            <text:p>vero Board</text:p>
          </table:table-cell>
          <table:table-cell office:value-type="float" office:value="1" calcext:value-type="float">
            <text:p>1</text:p>
          </table:table-cell>
          <table:table-cell/>
          <table:table-cell table:formula="of:=PRODUCT([.F25]*80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number-columns-repeated="2" office:value-type="string" calcext:value-type="string">
            <text:p>BreadBoard</text:p>
          </table:table-cell>
          <table:table-cell office:value-type="float" office:value="1" calcext:value-type="float">
            <text:p>1</text:p>
          </table:table-cell>
          <table:table-cell/>
          <table:table-cell table:formula="of:=PRODUCT([.F26]*80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Tact switch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PRODUCT([.F27]*80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ush butt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PRODUCT([.F28]*800*[.E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spot weldin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PRODUCT([.F29]*800*[.E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Atmega 12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PRODUCT([.F30]*800*[.E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5v DC suppl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PRODUCT([.F31]*800*[.E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voice recognition modu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PRODUCT([.F32]*800*[.E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Fingerprint modu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PRODUCT([.F33]*800*[.E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brushed moto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PRODUCT([.F34]*800*[.E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amps 1.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PRODUCT([.F35]*800*[.E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Ramps 1.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PRODUCT([.F36]*800*[.E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oisture sensor 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PRODUCT([.F37]*800*[.E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emperature sesno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PRODUCT([.F38]*800*[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humidity senso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PRODUCT([.F39]*800*[.E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gas senso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PRODUCT([.F40]*800*[.E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buck convert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PRODUCT([.F41]*800*[.E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boost convert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PRODUCT([.F42]*800*[.E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ole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PRODUCT([.F43]*800*[.E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charging modu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PRODUCT([.F44]*800*[.E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Arduino shield bluetooth modu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PRODUCT([.F45]*800*[.E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camera module for raspberry pi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PRODUCT([.F46]*800*[.E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RGB led modu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PRODUCT([.F47]*800*[.E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RGB le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PRODUCT([.F48]*800*[.E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neo 6mv2 gps modu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PRODUCT([.F49]*800*[.E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PRODUCT([.F50]*800*[.E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PRODUCT([.F51]*800*[.E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PRODUCT([.F52]*800*[.E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PRODUCT([.F53]*800*[.E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PRODUCT([.F54]*800*[.E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PRODUCT([.F55]*800*[.E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PRODUCT([.F56]*800*[.E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PRODUCT([.F57]*800*[.E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PRODUCT([.F58]*800*[.E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PRODUCT([.F59]*800*[.E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PRODUCT([.F60]*800*[.E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PRODUCT([.F61]*800*[.E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PRODUCT([.F62]*800*[.E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PRODUCT([.F63]*800*[.E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PRODUCT([.F64]*800*[.E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PRODUCT([.F65]*800*[.E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PRODUCT([.F66]*800*[.E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PRODUCT([.F67]*800*[.E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PRODUCT([.F68]*800*[.E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PRODUCT([.F69]*800*[.E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PRODUCT([.F70]*800*[.E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PRODUCT([.F71]*800*[.E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PRODUCT([.F72]*800*[.E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PRODUCT([.F73]*800*[.E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PRODUCT([.F74]*800*[.E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PRODUCT([.F75]*800*[.E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PRODUCT([.F76]*800*[.E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  <table:table-cell table:formula="of:=PRODUCT([.F77]*800*[.E77]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49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1" table:style-name="ta1">
        <table:table-column table:style-name="co10" table:default-cell-style-name="ce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S/N</text:p>
          </table:table-cell>
          <table:table-cell table:style-name="ce2" office:value-type="string" calcext:value-type="string">
            <text:p>Product Name </text:p>
          </table:table-cell>
          <table:table-cell table:style-name="ce2" office:value-type="string" calcext:value-type="string">
            <text:p>Short Description</text:p>
          </table:table-cell>
          <table:table-cell table:style-name="ce2" office:value-type="string" calcext:value-type="string">
            <text:p>Categories[fashion, electronics]</text:p>
          </table:table-cell>
          <table:table-cell table:style-name="ce2" office:value-type="string" calcext:value-type="string">
            <text:p>Prices</text:p>
          </table:table-cell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Fashion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High quality jean best travel baggy jean</text:p>
          </table:table-cell>
          <table:table-cell table:style-name="ce8" office:value-type="string" calcext:value-type="string">
            <text:p>Blue, Black and white restocked based on popular demand in sizes 28, 30, 32, 34, 36, 38</text:p>
          </table:table-cell>
          <table:table-cell table:style-name="ce1" office:value-type="string" calcext:value-type="string">
            <text:p>Men baggy jean trousers</text:p>
          </table:table-cell>
          <table:table-cell table:style-name="ce1"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High quality luxury shorts</text:p>
          </table:table-cell>
          <table:table-cell table:style-name="ce1" office:value-type="string" calcext:value-type="string">
            <text:p>Blue, Black, Army camo <text:s/>and white restocked based on popular demand in sizes 28, 30, 32, 34, 36, 38</text:p>
          </table:table-cell>
          <table:table-cell table:style-name="ce1" office:value-type="string" calcext:value-type="string">
            <text:p>Men luxury jean short</text:p>
          </table:table-cell>
          <table:table-cell table:style-name="ce1" office:value-type="float" office:value="11000" calcext:value-type="float">
            <text:p>11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Best travel baggy jean to premium delux jean</text:p>
          </table:table-cell>
          <table:table-cell table:style-name="ce1" office:value-type="string" calcext:value-type="string">
            <text:p>Blue, Black, Army camo <text:s/>and white restocked based on popular demand in sizes 30, 32, 34, 36, 38</text:p>
          </table:table-cell>
          <table:table-cell table:style-name="ce1" office:value-type="string" calcext:value-type="string">
            <text:p>Men baggy jean trousers</text:p>
          </table:table-cell>
          <table:table-cell table:style-name="ce1" office:value-type="float" office:value="16000" calcext:value-type="float">
            <text:p>16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Dope Puff Jacket</text:p>
          </table:table-cell>
          <table:table-cell table:style-name="ce1" office:value-type="string" calcext:value-type="string">
            <text:p>Available in all sizes, Colours ==&gt; Red, White, Green, Black with hoodie</text:p>
          </table:table-cell>
          <table:table-cell table:style-name="ce1" office:value-type="string" calcext:value-type="string">
            <text:p>hoodie</text:p>
          </table:table-cell>
          <table:table-cell table:style-name="ce1" office:value-type="float" office:value="19000" calcext:value-type="float">
            <text:p>19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Dope Armless Puff Jacket</text:p>
          </table:table-cell>
          <table:table-cell table:style-name="ce1" office:value-type="string" calcext:value-type="string">
            <text:p>Available in all sizes, Colours ==&gt; Red, White, Green, Black without hoodie</text:p>
          </table:table-cell>
          <table:table-cell table:style-name="ce1" office:value-type="string" calcext:value-type="string">
            <text:p>hoodless</text:p>
          </table:table-cell>
          <table:table-cell table:style-name="ce1"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Premium Quality Luxury snapback cap</text:p>
          </table:table-cell>
          <table:table-cell table:style-name="ce1" office:value-type="string" calcext:value-type="string">
            <text:p>Available in all colours and sizes</text:p>
          </table:table-cell>
          <table:table-cell table:style-name="ce1" office:value-type="string" calcext:value-type="string">
            <text:p>Yankee cap</text:p>
          </table:table-cell>
          <table:table-cell table:style-name="ce1" office:value-type="float" office:value="11000" calcext:value-type="float">
            <text:p>11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premium Quality Luxury Tshirt or polo</text:p>
          </table:table-cell>
          <table:table-cell table:style-name="ce1" office:value-type="string" calcext:value-type="string">
            <text:p>Available in all colours and sizes</text:p>
          </table:table-cell>
          <table:table-cell table:style-name="ce1" office:value-type="string" calcext:value-type="string">
            <text:p>Quality polo</text:p>
          </table:table-cell>
          <table:table-cell table:style-name="ce1" office:value-type="float" office:value="11000" calcext:value-type="float">
            <text:p>11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High Quality custom designer vintage shirt</text:p>
          </table:table-cell>
          <table:table-cell table:style-name="ce1" office:value-type="string" calcext:value-type="string">
            <text:p>Available in all colours, sizes ==&gt; XL, XXL, XXXL</text:p>
          </table:table-cell>
          <table:table-cell table:style-name="ce1" office:value-type="string" calcext:value-type="string">
            <text:p>Custom vintage shirt</text:p>
          </table:table-cell>
          <table:table-cell table:style-name="ce1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High Quality cargo pant</text:p>
          </table:table-cell>
          <table:table-cell table:style-name="ce1" office:value-type="string" calcext:value-type="string">
            <text:p>Available in all sizes, colour ==&gt; black</text:p>
          </table:table-cell>
          <table:table-cell table:style-name="ce1" office:value-type="string" calcext:value-type="string">
            <text:p>cargo pant </text:p>
          </table:table-cell>
          <table:table-cell table:style-name="ce1"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olor ==&gt; Blue ash and black sizes==&gt; 30,32,34,36</text:p>
          </table:table-cell>
          <table:table-cell office:value-type="string" calcext:value-type="string">
            <text:p>Quality jean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quality polo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ELECTRONIC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rduino Uno</text:p>
          </table:table-cell>
          <table:table-cell/>
          <table:table-cell table:style-name="ce1" office:value-type="string" calcext:value-type="string">
            <text:p>Boards</text:p>
          </table:table-cell>
          <table:table-cell table:style-name="ce1" table:formula="of:='file:///home/n1lby73/circuitstown/catalouge'file:///home/n1lby73/web-vendor/catalouge/supply-catalouge.ods'#$sheet1.c13jjjjjjj'file:///home/n1lby73/web-vendor/catalouge/supply-catalouge.ods['file:///home/n1lby73/web-vendor/catalouge/store-catalouge.ods#$Sheet1.G10n%20biui/supply-catalouge.ods'#$Sheet1.E22]" office:value-type="string" office:string-value="" calcext:value-type="error">
            <text:p>Err:5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Arduino Nano </text:p>
          </table:table-cell>
          <table:table-cell/>
          <table:table-cell table:style-name="ce1" office:value-type="string" calcext:value-type="string">
            <text:p>Boards</text:p>
          </table:table-cell>
          <table:table-cell table:style-name="ce1" table:formula="of:=['file:///home/n1lby73/circuitstown/catalouge/supply-catalouge.ods'#$Sheet1.E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Arduino Mega</text:p>
          </table:table-cell>
          <table:table-cell/>
          <table:table-cell table:style-name="ce1" office:value-type="string" calcext:value-type="string">
            <text:p>Boards</text:p>
          </table:table-cell>
          <table:table-cell table:style-name="ce1" table:formula="of:=['file:///home/n1lby73/circuitstown/catalouge/supply-catalouge.ods'#$Sheet1.E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Esp32</text:p>
          </table:table-cell>
          <table:table-cell table:style-name="ce1"/>
          <table:table-cell table:style-name="ce1" office:value-type="string" calcext:value-type="string">
            <text:p>Boards</text:p>
          </table:table-cell>
          <table:table-cell table:style-name="ce1" table:formula="of:=['file:///home/n1lby73/circuitstown/catalouge/supply-catalouge.ods'#$Sheet1.E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ESP8266</text:p>
          </table:table-cell>
          <table:table-cell/>
          <table:table-cell table:style-name="ce1" office:value-type="string" calcext:value-type="string">
            <text:p>Boards</text:p>
          </table:table-cell>
          <table:table-cell table:style-name="ce1" table:formula="of:=['file:///home/n1lby73/circuitstown/catalouge/supply-catalouge.ods'#$Sheet1.E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HC-05 Bluetooth <text:s/>Module</text:p>
          </table:table-cell>
          <table:table-cell/>
          <table:table-cell table:style-name="ce1" office:value-type="string" calcext:value-type="string">
            <text:p>Sensors</text:p>
          </table:table-cell>
          <table:table-cell table:style-name="ce1" table:formula="of:=['file:///home/n1lby73/circuitstown/catalouge/supply-catalouge.ods'#$Sheet1.E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HC-SR04 Ultrasonic Sensor</text:p>
          </table:table-cell>
          <table:table-cell/>
          <table:table-cell table:style-name="ce1" office:value-type="string" calcext:value-type="string">
            <text:p>Sensors</text:p>
          </table:table-cell>
          <table:table-cell table:style-name="ce1" table:formula="of:=['file:///home/n1lby73/circuitstown/catalouge/supply-catalouge.ods'#$Sheet1.E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Atmega 328p</text:p>
          </table:table-cell>
          <table:table-cell/>
          <table:table-cell table:style-name="ce1" office:value-type="string" calcext:value-type="string">
            <text:p>Integrated circuit</text:p>
          </table:table-cell>
          <table:table-cell table:style-name="ce1" table:formula="of:=['file:///home/n1lby73/circuitstown/catalouge/supply-catalouge.ods'#$Sheet1.E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Jumper wire</text:p>
          </table:table-cell>
          <table:table-cell/>
          <table:table-cell table:style-name="ce1" office:value-type="string" calcext:value-type="string">
            <text:p>Accessories</text:p>
          </table:table-cell>
          <table:table-cell table:style-name="ce1" table:formula="of:=['file:///home/n1lby73/circuitstown/catalouge/supply-catalouge.ods'#$Sheet1.E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Hot glue stick</text:p>
          </table:table-cell>
          <table:table-cell/>
          <table:table-cell table:style-name="ce1" office:value-type="string" calcext:value-type="string">
            <text:p>Accessories</text:p>
          </table:table-cell>
          <table:table-cell table:style-name="ce1" table:formula="of:=['file:///home/n1lby73/circuitstown/catalouge/supply-catalouge.ods'#$Sheet1.E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LCD</text:p>
          </table:table-cell>
          <table:table-cell table:style-name="ce1" office:value-type="string" calcext:value-type="string">
            <text:p>16*2 and 16*1 display</text:p>
          </table:table-cell>
          <table:table-cell table:style-name="ce1" office:value-type="string" calcext:value-type="string">
            <text:p>Modules</text:p>
          </table:table-cell>
          <table:table-cell table:style-name="ce1" table:formula="of:=['file:///home/n1lby73/circuitstown/catalouge/supply-catalouge.ods'#$Sheet1.E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Breadboard</text:p>
          </table:table-cell>
          <table:table-cell/>
          <table:table-cell table:style-name="ce1" office:value-type="string" calcext:value-type="string">
            <text:p>Accessories</text:p>
          </table:table-cell>
          <table:table-cell table:style-name="ce1" table:formula="of:=['file:///home/n1lby73/circuitstown/catalouge/supply-catalouge.ods'#$Sheet1.E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Vero board</text:p>
          </table:table-cell>
          <table:table-cell/>
          <table:table-cell table:style-name="ce1" office:value-type="string" calcext:value-type="string">
            <text:p>Accessories</text:p>
          </table:table-cell>
          <table:table-cell table:style-name="ce1" table:formula="of:=['file:///home/n1lby73/circuitstown/catalouge/supply-catalouge.ods'#$Sheet1.E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Tact Switch</text:p>
          </table:table-cell>
          <table:table-cell/>
          <table:table-cell table:style-name="ce1" office:value-type="string" calcext:value-type="string">
            <text:p>Accessories</text:p>
          </table:table-cell>
          <table:table-cell table:style-name="ce1" table:formula="of:=['file:///home/n1lby73/circuitstown/catalouge/supply-catalouge.ods'#$Sheet1.E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9v battery connector</text:p>
          </table:table-cell>
          <table:table-cell/>
          <table:table-cell table:style-name="ce1" office:value-type="string" calcext:value-type="string">
            <text:p>Accessories</text:p>
          </table:table-cell>
          <table:table-cell table:style-name="ce1" table:formula="of:=['file:///home/n1lby73/circuitstown/catalouge/supply-catalouge.ods'#$Sheet1.E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photoresistors (LDR)</text:p>
          </table:table-cell>
          <table:table-cell/>
          <table:table-cell table:style-name="ce1" office:value-type="string" calcext:value-type="string">
            <text:p>Resistors</text:p>
          </table:table-cell>
          <table:table-cell table:style-name="ce1" table:formula="of:=['file:///home/n1lby73/circuitstown/catalouge/supply-catalouge.ods'#$Sheet1.E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Resistors</text:p>
          </table:table-cell>
          <table:table-cell/>
          <table:table-cell table:style-name="ce1" office:value-type="string" calcext:value-type="string">
            <text:p>Resistors</text:p>
          </table:table-cell>
          <table:table-cell table:style-name="ce1" table:formula="of:=['file:///home/n1lby73/circuitstown/catalouge/supply-catalouge.ods'#$Sheet1.E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Delorand arduino kit</text:p>
          </table:table-cell>
          <table:table-cell table:style-name="ce1" office:value-type="string" calcext:value-type="string">
            <text:p>Contains series of components for starters of diy project</text:p>
          </table:table-cell>
          <table:table-cell table:style-name="ce1" office:value-type="string" calcext:value-type="string">
            <text:p>Accessories</text:p>
          </table:table-cell>
          <table:table-cell table:style-name="ce1" table:formula="of:=['file:///home/n1lby73/circuitstown/catalouge/supply-catalouge.ods'#$Sheet1.E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Infared Transmiter</text:p>
          </table:table-cell>
          <table:table-cell/>
          <table:table-cell table:style-name="ce1" office:value-type="string" calcext:value-type="string">
            <text:p>senors</text:p>
          </table:table-cell>
          <table:table-cell table:style-name="ce1" table:formula="of:=['file:///home/n1lby73/circuitstown/catalouge/supply-catalouge.ods'#$Sheet1.E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potentiometer</text:p>
          </table:table-cell>
          <table:table-cell/>
          <table:table-cell table:style-name="ce1" office:value-type="string" calcext:value-type="string">
            <text:p>Resistors</text:p>
          </table:table-cell>
          <table:table-cell table:style-name="ce1" table:formula="of:=['file:///home/n1lby73/circuitstown/catalouge/supply-catalouge.ods'#$Sheet1.E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RFID</text:p>
          </table:table-cell>
          <table:table-cell/>
          <table:table-cell table:style-name="ce1" office:value-type="string" calcext:value-type="string">
            <text:p>Modules</text:p>
          </table:table-cell>
          <table:table-cell table:style-name="ce1" table:formula="of:=['file:///home/n1lby73/circuitstown/catalouge/supply-catalouge.ods'#$Sheet1.E42]" office:value-type="float" office:value="0" calcext:value-type="float">
            <text:p>0</text:p>
          </table:table-cell>
        </table:table-row>
        <table:table-row table:style-name="ro1" table:number-rows-repeated="7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'file:///home/n1lby73/circuitstown/catalouge/supply-catalouge.ods'#Sheet1" table:print="false" table:style-name="ta_extref">
        <table:table-source xlink:type="simple" xlink:href="../../../circuitstown/catalouge/supply-catalouge.ods" table:table-name="Sheet1" table:mode="copy-results-only"/>
        <table:table-column table:number-columns-repeated="5"/>
        <table:table-row table:number-rows-repeated="21">
          <table:table-cell table:number-columns-repeated="5"/>
        </table:table-row>
        <table:table-row>
          <table:table-cell table:number-columns-repeated="4"/>
          <table:table-cell table:style-name="ce3" office:value-type="float" office:value="50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5:01:14.347955085</meta:creation-date>
    <meta:generator>LibreOffice/7.4.5.1$Linux_X86_64 LibreOffice_project/40$Build-1</meta:generator>
    <dc:date>2023-03-03T14:36:54.171646135</dc:date>
    <meta:editing-duration>P1DT7H46M52S</meta:editing-duration>
    <meta:editing-cycles>6</meta:editing-cycles>
    <meta:document-statistic meta:table-count="2" meta:cell-count="445" meta:object-count="0"/>
  </office:meta>
</office:document-meta>
</file>